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8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9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10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1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2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3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14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5 - Switch on String et Tests paramétrés 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- Test JUnit Paramétré</text:span></text:p>
            <text:p><text:span text:style-name="T2">- Inlining Cach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<text:span text:style-name="T4">Effectue les tests de assertAll pour chacune des fonctions de la Stream renoyée par </text:span><text:span text:style-name="T5">testWithMultipleMethods</text:span> <text:s/>:</text:p>
              </text:list-item>
              <text:list-item>
                <text:p><text:span text:style-name="T6"/></text:p>
              </text:list-item>
            </text:list>
            <text:p><text:span text:style-name="T7">@ParameterizedTest</text:span></text:p>
            <text:p><text:span text:style-name="T7">@MethodSource</text:span><text:span text:style-name="T8">(</text:span><text:span text:style-name="T5">"testWithMultipleMethods"</text:span><text:span text:style-name="T8">)</text:span><text:span text:style-name="T8"><text:tab/></text:span><text:span text:style-name="T9">// Méthode à appeler</text:span></text:p>
            <text:p><text:span text:style-name="T10">public</text:span><text:span text:style-name="T11"> </text:span><text:span text:style-name="T10">void</text:span><text:span text:style-name="T11"> multipleMethod(ToIntFunction&lt;S</text:span><text:span text:style-name="T8">tring&gt; </text:span><text:span text:style-name="T12">function</text:span><text:span text:style-name="T8">) {</text:span></text:p>
            <text:p><text:span text:style-name="T13">assertAll</text:span><text:span text:style-name="T8">(</text:span></text:p>
            <text:p><text:span text:style-name="T8">()-&gt;</text:span><text:span text:style-name="T13">assertEquals</text:span><text:span text:style-name="T8">(0, </text:span><text:span text:style-name="T12">function</text:span><text:span text:style-name="T8">.applyAsInt(</text:span><text:span text:style-name="T5">"foo"</text:span><text:span text:style-name="T8">)),</text:span></text:p>
            <text:p><text:span text:style-name="T8">()-&gt;</text:span><text:span text:style-name="T13">assertEquals</text:span><text:span text:style-name="T8">(1, </text:span><text:span text:style-name="T12">function</text:span><text:span text:style-name="T8">.applyAsInt(</text:span><text:span text:style-name="T5">"bar"</text:span><text:span text:style-name="T8">)),</text:span></text:p>
            <text:p><text:span text:style-name="T8">()-&gt;</text:span><text:span text:style-name="T13">assertEquals</text:span><text:span text:style-name="T8">(2, </text:span><text:span text:style-name="T12">function</text:span><text:span text:style-name="T8">.applyAsInt(</text:span><text:span text:style-name="T5">"bazz"</text:span><text:span text:style-name="T8">)),</text:span></text:p>
            <text:p><text:span text:style-name="T8">()-&gt;</text:span><text:span text:style-name="T13">assertEquals</text:span><text:span text:style-name="T8">(-1, </text:span><text:span text:style-name="T12">function</text:span><text:span text:style-name="T8">.applyAsInt(</text:span><text:span text:style-name="T5">"autre"</text:span><text:span text:style-name="T8">))</text:span></text:p>
            <text:p><text:span text:style-name="T8">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@MethodSource 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8"/></text:p>
            <text:p><text:span text:style-name="T14">static</text:span><text:span text:style-name="T8"> Stream&lt;ToIntFunction&lt;String&gt;&gt; testWithMultipleMethods(){</text:span></text:p>
            <text:p><text:span text:style-name="T14">return</text:span><text:span text:style-name="T8"> Stream.</text:span><text:span text:style-name="T13">of</text:span><text:span text:style-name="T8">(StringSwitchExample::</text:span><text:span text:style-name="T13">stringSwitch</text:span><text:span text:style-name="T8">, StringSwitchExample::</text:span><text:span text:style-name="T13">stringSwitch2</text:span><text:span text:style-name="T8">, StringSwitchExample::</text:span><text:span text:style-name="T13">stringSwitch3</text:span><text:span text:style-name="T8">);</text:span><text:span text:style-name="T8"><text:tab/></text:span><text:span text:style-name="T9">// Test plusieurs méthodes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actoring (Réusinage de code)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’inlining Cache est une technique consistant à optimiser l’exécution du code en mettant en cache le précédant lookUP.</text:p>
              </text:list-item>
              <text:list-item>
                <text:p text:style-name="P6"/>
              </text:list-item>
              <text:list-item>
                <text:p text:style-name="P6">Ici, cela permet de créer notre arbre d’exécution au fur et à mesure que les méthodes soient appelées avec des Strings différentes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5H22M40S</meta:editing-duration>
    <meta:editing-cycles>293</meta:editing-cycles>
    <meta:generator>LibreOffice/6.0.7.3$Linux_X86_64 LibreOffice_project/00m0$Build-3</meta:generator>
    <dc:title>Alizarin</dc:title>
    <dc:date>2019-10-23T21:15:06.869950472</dc:date>
    <meta:document-statistic meta:object-count="59"/>
  </office:meta>
</office:document-meta>
</file>